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_5f_01" style:display-name="TABLE_01" style:family="table">
      <style:table-properties style:width="16.999cm" table:align="margins"/>
    </style:style>
    <style:style style:name="TABLE_5f_01.A" style:display-name="TABLE_01.A" style:family="table-column">
      <style:table-column-properties style:column-width="5.666cm" style:rel-column-width="21845*"/>
    </style:style>
    <style:style style:name="TABLE_5f_01.A1" style:display-name="TABLE_0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01.C1" style:display-name="TABLE_01.C1" style:family="table-cell">
      <style:table-cell-properties fo:padding="0.097cm" fo:border="0.05pt solid #000000"/>
    </style:style>
    <style:style style:name="TABLE_5f_02" style:display-name="TABLE_02" style:family="table">
      <style:table-properties style:width="16.999cm" table:align="margins"/>
    </style:style>
    <style:style style:name="TABLE_5f_02.A" style:display-name="TABLE_02.A" style:family="table-column">
      <style:table-column-properties style:column-width="5.666cm" style:rel-column-width="21845*"/>
    </style:style>
    <style:style style:name="TABLE_5f_02.A1" style:display-name="TABLE_0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02.C1" style:display-name="TABLE_02.C1" style:family="table-cell">
      <style:table-cell-properties fo:padding="0.097cm" fo:border="0.05pt solid #000000"/>
    </style:style>
    <style:style style:name="TABLE_5f_03" style:display-name="TABLE_03" style:family="table">
      <style:table-properties style:width="16.999cm" table:align="margins"/>
    </style:style>
    <style:style style:name="TABLE_5f_03.A" style:display-name="TABLE_03.A" style:family="table-column">
      <style:table-column-properties style:column-width="5.666cm" style:rel-column-width="21845*"/>
    </style:style>
    <style:style style:name="TABLE_5f_03.A1" style:display-name="TABLE_0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03.C1" style:display-name="TABLE_03.C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fo:language="zxx" fo:country="none" style:font-name-asian="Arial" style:font-size-asian="12pt" style:language-asian="zxx" style:country-asian="none" style:font-name-complex="Arial" style:font-size-complex="12pt" style:language-complex="zxx" style:country-complex="non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fo:language="zxx" fo:country="none" officeooo:paragraph-rsid="000df62c" style:font-name-asian="Arial" style:font-size-asian="12pt" style:language-asian="zxx" style:country-asian="none" style:font-name-complex="Arial" style:font-size-complex="12pt" style:language-complex="zxx" style:country-complex="non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fo:language="zxx" fo:country="none" officeooo:paragraph-rsid="0010ba4a" style:font-name-asian="Arial" style:font-size-asian="12pt" style:language-asian="zxx" style:country-asian="none" style:font-name-complex="Arial" style:font-size-complex="12pt" style:language-complex="zxx" style:country-complex="non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fo:language="zxx" fo:country="none" officeooo:rsid="000bcb7a" officeooo:paragraph-rsid="000bcb7a" style:font-name-asian="Arial" style:font-size-asian="12pt" style:language-asian="zxx" style:country-asian="none" style:font-name-complex="Arial" style:font-size-complex="12pt" style:language-complex="zxx" style:country-complex="non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fo:language="zxx" fo:country="none" officeooo:rsid="000ccec8" officeooo:paragraph-rsid="000ccec8" style:font-name-asian="Arial" style:font-size-asian="12pt" style:language-asian="zxx" style:country-asian="none" style:font-name-complex="Arial" style:font-size-complex="12pt" style:language-complex="zxx" style:country-complex="non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fo:language="zxx" fo:country="none" officeooo:rsid="000df62c" officeooo:paragraph-rsid="000df62c" style:font-name-asian="Arial" style:font-size-asian="12pt" style:language-asian="zxx" style:country-asian="none" style:font-name-complex="Arial" style:font-size-complex="12pt" style:language-complex="zxx" style:country-complex="non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fo:language="zxx" fo:country="none" officeooo:rsid="000df62c" officeooo:paragraph-rsid="0010ba4a" style:font-name-asian="Arial" style:font-size-asian="12pt" style:language-asian="zxx" style:country-asian="none" style:font-name-complex="Arial" style:font-size-complex="12pt" style:language-complex="zxx" style:country-complex="non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fo:language="zxx" fo:country="none" officeooo:rsid="00115287" officeooo:paragraph-rsid="00115287" style:font-name-asian="Arial" style:font-size-asian="12pt" style:language-asian="zxx" style:country-asian="none" style:font-name-complex="Arial" style:font-size-complex="12pt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officeooo:rsid="000bd2b4" officeooo:paragraph-rsid="000bd2b4" style:font-name-asian="Arial" style:font-size-asian="12pt" style:font-name-complex="Arial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officeooo:rsid="000bd2b4" officeooo:paragraph-rsid="000df62c" style:font-name-asian="Arial" style:font-size-asian="12pt" style:font-name-complex="Arial" style:font-size-complex="12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" fo:font-size="10pt" fo:language="zxx" fo:country="none" style:font-name-asian="Arial" style:font-size-asian="10pt" style:language-asian="zxx" style:country-asian="none" style:font-name-complex="Arial" style:font-size-complex="10pt" style:language-complex="zxx" style:country-complex="non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4pt" fo:language="zxx" fo:country="none" officeooo:rsid="000df62c" officeooo:paragraph-rsid="000df62c" style:font-name-asian="Arial" style:font-size-asian="14pt" style:language-asian="zxx" style:country-asian="none" style:font-name-complex="Arial" style:font-size-complex="14pt" style:language-complex="zxx" style:country-complex="non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style:font-name="Courier New" fo:font-size="14pt" fo:language="zxx" fo:country="none" officeooo:rsid="000df62c" officeooo:paragraph-rsid="000df62c" style:font-name-asian="Arial" style:font-size-asian="14pt" style:language-asian="zxx" style:country-asian="none" style:font-name-complex="Arial" style:font-size-complex="14pt" style:language-complex="zxx" style:country-complex="non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4pt" fo:language="zxx" fo:country="none" officeooo:rsid="000df62c" officeooo:paragraph-rsid="000feef1" style:font-name-asian="Arial" style:font-size-asian="14pt" style:language-asian="zxx" style:country-asian="none" style:font-name-complex="Arial" style:font-size-complex="14pt" style:language-complex="zxx" style:country-complex="non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style:font-name="Courier New" fo:font-size="14pt" fo:language="zxx" fo:country="none" officeooo:rsid="000df62c" officeooo:paragraph-rsid="000feef1" style:font-name-asian="Arial" style:font-size-asian="14pt" style:language-asian="zxx" style:country-asian="none" style:font-name-complex="Arial" style:font-size-complex="14pt" style:language-complex="zxx" style:country-complex="none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" fo:font-size="10pt" fo:language="zxx" fo:country="none" style:font-name-asian="Arial" style:font-size-asian="10pt" style:language-asian="zxx" style:country-asian="none" style:font-name-complex="Arial" style:font-size-complex="10pt" style:language-complex="zxx" style:country-complex="none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" fo:font-size="10pt" fo:language="zxx" fo:country="none" officeooo:rsid="001292b3" officeooo:paragraph-rsid="001292b3" style:font-name-asian="Arial" style:font-size-asian="10pt" style:language-asian="zxx" style:country-asian="none" style:font-name-complex="Arial" style:font-size-complex="10pt" style:language-complex="zxx" style:country-complex="non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fo:language="zxx" fo:country="none" officeooo:rsid="001292b3" officeooo:paragraph-rsid="001292b3" style:font-name-asian="Arial" style:font-size-asian="10pt" style:language-asian="zxx" style:country-asian="none" style:font-name-complex="Arial" style:font-size-complex="10pt" style:language-complex="zxx" style:country-complex="none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fo:language="zxx" fo:country="none" officeooo:rsid="001292b3" officeooo:paragraph-rsid="001292b3" style:font-name-asian="Arial" style:font-size-asian="10.5pt" style:language-asian="zxx" style:country-asian="none" style:font-name-complex="Arial" style:font-size-complex="12pt" style:language-complex="zxx" style:country-complex="none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fo:break-before="page" style:text-autospace="none"/>
      <style:text-properties style:font-name="Courier New" fo:font-size="14pt" fo:language="zxx" fo:country="none" officeooo:rsid="000df62c" officeooo:paragraph-rsid="001292b3" style:font-name-asian="Arial" style:font-size-asian="14pt" style:language-asian="zxx" style:country-asian="none" style:font-name-complex="Arial" style:font-size-complex="14pt" style:language-complex="zxx" style:country-complex="none"/>
    </style:style>
    <style:style style:name="T1" style:family="text">
      <style:text-properties officeooo:rsid="000feef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fields_spec.rb</text:p>
      <text:p text:style-name="P12"/>
      <text:p text:style-name="P4"/>
      <text:p text:style-name="P4">Field_01: [FIELD_01]</text:p>
      <text:p text:style-name="P4">Field_02: [FIELD_02]</text:p>
      <text:p text:style-name="P1"/>
      <text:p text:style-name="P1"/>
      <table:table table:name="TABLE_01" table:style-name="TABLE_5f_01">
        <table:table-column table:style-name="TABLE_5f_01.A" table:number-columns-repeated="3"/>
        <table:table-row>
          <table:table-cell table:style-name="TABLE_5f_01.A1" office:value-type="string">
            <text:p text:style-name="P9">[COLUMN_01]</text:p>
          </table:table-cell>
          <table:table-cell table:style-name="TABLE_5f_01.A1" office:value-type="string">
            <text:p text:style-name="P9">[COLUMN_02]</text:p>
          </table:table-cell>
          <table:table-cell table:style-name="TABLE_5f_01.C1" office:value-type="string">
            <text:p text:style-name="P9">[COLUMN_03]</text:p>
          </table:table-cell>
        </table:table-row>
      </table:table>
      <text:p text:style-name="P1"/>
      <text:p text:style-name="P1"/>
      <text:section text:style-name="Sect1" text:name="SECTION_01">
        <text:p text:style-name="P5">[S01_FIELD_01]</text:p>
        <text:p text:style-name="P5">[S01_FIELD_02]</text:p>
      </text:section>
      <text:p text:style-name="P1"/>
      <text:p text:style-name="P1"/>
      <text:p text:style-name="P1"/>
      <text:p text:style-name="P1"/>
      <text:p text:style-name="P13">tables_spec.rb</text:p>
      <text:p text:style-name="P12"/>
      <text:p text:style-name="P2"/>
      <table:table table:name="TABLE_02" table:style-name="TABLE_5f_02">
        <table:table-column table:style-name="TABLE_5f_02.A" table:number-columns-repeated="3"/>
        <table:table-row>
          <table:table-cell table:style-name="TABLE_5f_02.A1" office:value-type="string">
            <text:p text:style-name="P10">[COLUMN_01]</text:p>
          </table:table-cell>
          <table:table-cell table:style-name="TABLE_5f_02.A1" office:value-type="string">
            <text:p text:style-name="P10">[COLUMN_02]</text:p>
          </table:table-cell>
          <table:table-cell table:style-name="TABLE_5f_02.C1" office:value-type="string">
            <text:p text:style-name="P10">[COLUMN_03]</text:p>
          </table:table-cell>
        </table:table-row>
      </table:table>
      <text:p text:style-name="P6"/>
      <table:table table:name="TABLE_03" table:style-name="TABLE_5f_03">
        <table:table-column table:style-name="TABLE_5f_03.A" table:number-columns-repeated="3"/>
        <table:table-row>
          <table:table-cell table:style-name="TABLE_5f_03.A1" office:value-type="string">
            <text:p text:style-name="P10">[COLUMN_01]</text:p>
          </table:table-cell>
          <table:table-cell table:style-name="TABLE_5f_03.A1" office:value-type="string">
            <text:p text:style-name="P10">[COLUMN_02]</text:p>
          </table:table-cell>
          <table:table-cell table:style-name="TABLE_5f_03.C1" office:value-type="string">
            <text:p text:style-name="P10">[COLUMN_03]</text:p>
          </table:table-cell>
        </table:table-row>
      </table:table>
      <text:p text:style-name="P6"/>
      <text:p text:style-name="P11"/>
      <text:p text:style-name="P15"><text:span text:style-name="T1">sections</text:span>_spec.rb</text:p>
      <text:p text:style-name="P14"/>
      <text:p text:style-name="P3"/>
      <text:p text:style-name="P3"/>
      <text:section text:style-name="Sect1" text:name="SECTION_02">
        <text:p text:style-name="P8">[S02_FIELD_01]</text:p>
        <text:p text:style-name="P8">[S02_FIELD_02]</text:p>
        <text:p text:style-name="P3"/>
      </text:section>
      <text:p text:style-name="P3"/>
      <text:p text:style-name="P3"/>
      <text:section text:style-name="Sect1" text:name="SECTION_03">
        <text:p text:style-name="P8">[S03_FIELD_01]</text:p>
        <text:p text:style-name="P8">[S03_FIELD_02]</text:p>
        <text:p text:style-name="P3"/>
      </text:section>
      <text:p text:style-name="P7"/>
      <text:p text:style-name="P11">END_OF_DOCUMENT</text:p>
      <text:p text:style-name="P20">texts_spec.rb</text:p>
      <text:p text:style-name="P17"/>
      <text:p text:style-name="P18"/>
      <text:p text:style-name="P19">Text 1:</text:p>
      <text:p text:style-name="P19">[TEXT1]</text:p>
      <text:p text:style-name="P19"/>
      <text:p text:style-name="P19">Text 2:</text:p>
      <text:p text:style-name="P19">[TEXT2]</text:p>
      <text:p text:style-name="P19"/>
      <text:p text:style-name="P19">Text 3:</text:p>
      <text:p text:style-name="P19">[TEXT3]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e" style:family="paragraph" style:parent-style-name="Standard" style:master-page-name="">
      <style:paragraph-properties fo:margin-left="4.5cm" fo:margin-right="0cm" fo:margin-top="0cm" fo:margin-bottom="0.199cm" style:contextual-spacing="false" fo:text-align="justify" style:justify-single-word="false" fo:text-indent="0cm" style:auto-text-indent="false" style:page-number="auto"/>
      <style:text-properties fo:font-size="9pt" fo:language="zxx" fo:country="none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1-25T17:30:13.79</meta:creation-date>
    <dc:date>2024-03-21T07:59:48.062000000</dc:date>
    <meta:editing-duration>P1DT1H40M47S</meta:editing-duration>
    <meta:editing-cycles>50</meta:editing-cycles>
    <meta:generator>LibreOffice/7.6.5.2$Windows_X86_64 LibreOffice_project/38d5f62f85355c192ef5f1dd47c5c0c0c6d6598b</meta:generator>
    <meta:document-statistic meta:table-count="3" meta:image-count="0" meta:object-count="0" meta:page-count="4" meta:paragraph-count="28" meta:word-count="33" meta:character-count="337" meta:non-whitespace-character-count="332"/>
  </office:meta>
</office:document-meta>
</file>